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cef0"/>
    </style:style>
    <style:style style:name="P2" style:family="paragraph" style:parent-style-name="Standard">
      <style:text-properties officeooo:rsid="001acef0" officeooo:paragraph-rsid="001ace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Install docker data</text:p>
      <text:p text:style-name="P1"/>
      <text:p text:style-name="P1">ermao@ermao-ThinkPad-T510:~$ sudo apt-get update</text:p>
      <text:p text:style-name="Standard">[sudo] password for ermao: </text:p>
      <text:p text:style-name="Standard">Sorry, try again.</text:p>
      <text:p text:style-name="Standard">[sudo] password for ermao: </text:p>
      <text:p text:style-name="Standard">Sorry, try again.</text:p>
      <text:p text:style-name="Standard">[sudo] password for ermao: </text:p>
      <text:p text:style-name="Standard">Ign:1 http://dl.google.com/linux/chrome/deb stable InRelease <text:s text:c="18"/></text:p>
      <text:p text:style-name="Standard">Hit:2 http://ppa.launchpad.net/webupd8team/java/ubuntu bionic InRelease <text:s text:c="7"/></text:p>
      <text:p text:style-name="Standard">Hit:3 http://dl.google.com/linux/chrome/deb stable Release <text:s text:c="20"/></text:p>
      <text:p text:style-name="Standard">Hit:5 http://ca.archive.ubuntu.com/ubuntu bionic InRelease <text:s text:c="20"/></text:p>
      <text:p text:style-name="Standard">Get:6 http://ca.archive.ubuntu.com/ubuntu bionic-updates InRelease [88.7 kB] <text:s text:c="2"/></text:p>
      <text:p text:style-name="Standard">Get:7 http://ca.archive.ubuntu.com/ubuntu bionic-backports InRelease [74.6 kB] </text:p>
      <text:p text:style-name="Standard">Ign:8 https://pkg.jenkins.io/debian-stable binary/ InRelease <text:s text:c="18"/></text:p>
      <text:p text:style-name="Standard">Hit:9 https://pkg.jenkins.io/debian-stable binary/ Release <text:s text:c="20"/></text:p>
      <text:p text:style-name="Standard">Get:11 http://security.ubuntu.com/ubuntu bionic-security InRelease [83.2 kB] <text:s text:c="2"/></text:p>
      <text:p text:style-name="Standard">Get:12 http://security.ubuntu.com/ubuntu bionic-security/main amd64 DEP-11 Metadata [204 B]</text:p>
      <text:p text:style-name="Standard">Get:13 http://security.ubuntu.com/ubuntu bionic-security/universe i386 Packages [91.6 kB]</text:p>
      <text:p text:style-name="Standard">Get:14 http://security.ubuntu.com/ubuntu bionic-security/universe amd64 Packages [91.7 kB]</text:p>
      <text:p text:style-name="Standard">Get:15 http://security.ubuntu.com/ubuntu bionic-security/universe Translation-en [50.4 kB]</text:p>
      <text:p text:style-name="Standard">Get:16 http://security.ubuntu.com/ubuntu bionic-security/universe amd64 DEP-11 Metadata [9,416 B]</text:p>
      <text:p text:style-name="Standard">Get:17 http://security.ubuntu.com/ubuntu bionic-security/universe DEP-11 64x64 Icons [16.3 kB]</text:p>
      <text:p text:style-name="Standard">Get:18 http://ca.archive.ubuntu.com/ubuntu bionic-updates/main amd64 Packages [419 kB]</text:p>
      <text:p text:style-name="Standard">Get:19 http://ca.archive.ubuntu.com/ubuntu bionic-updates/main i386 Packages [374 kB]</text:p>
      <text:p text:style-name="Standard">Get:20 http://ca.archive.ubuntu.com/ubuntu bionic-updates/main Translation-en [157 kB]</text:p>
      <text:p text:style-name="Standard">Get:21 http://ca.archive.ubuntu.com/ubuntu bionic-updates/main amd64 DEP-11 Metadata [185 kB]</text:p>
      <text:p text:style-name="Standard">Get:22 http://ca.archive.ubuntu.com/ubuntu bionic-updates/main DEP-11 48x48 Icons [44.5 kB]</text:p>
      <text:p text:style-name="Standard">Get:23 http://ca.archive.ubuntu.com/ubuntu bionic-updates/main DEP-11 64x64 Icons [86.2 kB]</text:p>
      <text:p text:style-name="Standard">Get:24 http://ca.archive.ubuntu.com/ubuntu bionic-updates/universe i386 Packages [566 kB]</text:p>
      <text:p text:style-name="Standard">Get:25 http://ca.archive.ubuntu.com/ubuntu bionic-updates/universe amd64 Packages [571 kB]</text:p>
      <text:p text:style-name="Standard">75% [25 Packages 295 kB/571 kB 52%] <text:s text:c="32"/>166 kB/Get:26 http://ca.archive.ubuntu.com/ubuntu bionic-updates/universe Translation-en [152 kB]</text:p>
      <text:p text:style-name="Standard">Get:27 http://ca.archive.ubuntu.com/ubuntu bionic-updates/universe amd64 DEP-11 Metadata [194 kB]</text:p>
      <text:p text:style-name="Standard">85% [27 Components-amd64 5,503 B/194 kB 3%] <text:s text:c="68"/>137 kB/s 585% [27 Components-amd64 5,503 B/194 kB 3%] <text:s text:c="20"/>85% [27 Components-amd64 5,503 B/194 kB 3%] <text:s text:c="22"/>85% [27 Components-amd64 5,503 B/194 kB 3%] <text:s text:c="28"/>85% [27 Components-amd64 5,503 B/194 kB 3%] <text:s text:c="25"/>137 kB/85% [27 CoGet:28 http://ca.archive.ubuntu.com/ubuntu bionic-updates/universe DEP-11 48x48 Icons [184 kB]</text:p>
      <text:p text:style-name="Standard">Get:29 http://ca.archive.ubuntu.com/ubuntu bionic-updates/universe DEP-11 64x64 Icons [314 kB]</text:p>
      <text:p text:style-name="Standard">Get:30 http://ca.archive.ubuntu.com/ubuntu bionic-updates/multiverse amd64 DEP-11 Metadata [2,464 B]</text:p>
      <text:p text:style-name="Standard">Get:31 http://ca.archive.ubuntu.com/ubuntu bionic-backports/universe amd64 DEP-11 Metadata [5,104 B]</text:p>
      <text:p text:style-name="Standard">Fetched 3,760 kB in 1min 49s (34.4 kB/s) <text:s text:c="40"/></text:p>
      <text:p text:style-name="Standard">Reading package lists... Done</text:p>
      <text:p text:style-name="Standard">ermao@ermao-ThinkPad-T510:~$ sudo apt-get install \</text:p>
      <text:p text:style-name="Standard"><text:soft-page-break/>&gt; <text:s text:c="4"/>apt-transport-https \</text:p>
      <text:p text:style-name="Standard">&gt; <text:s text:c="4"/>ca-certificates \</text:p>
      <text:p text:style-name="Standard">&gt; <text:s text:c="4"/>curl \</text:p>
      <text:p text:style-name="Standard">&gt; <text:s text:c="4"/>software-properties-common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ca-certificates is already the newest version (20180409).</text:p>
      <text:p text:style-name="Standard">software-properties-common is already the newest version (0.96.24.32.5).</text:p>
      <text:p text:style-name="Standard">The following additional packages will be installed:</text:p>
      <text:p text:style-name="Standard"><text:s text:c="2"/>libcurl4</text:p>
      <text:p text:style-name="Standard">The following NEW packages will be installed:</text:p>
      <text:p text:style-name="Standard"><text:s text:c="2"/>apt-transport-https</text:p>
      <text:p text:style-name="Standard">The following packages will be upgraded:</text:p>
      <text:p text:style-name="Standard"><text:s text:c="2"/>curl libcurl4</text:p>
      <text:p text:style-name="Standard">2 upgraded, 1 newly installed, 0 to remove and 29 not upgraded.</text:p>
      <text:p text:style-name="Standard">Need to get 1,692 B/374 kB of archives.</text:p>
      <text:p text:style-name="Standard">After this operation, 152 kB of additional disk space will be used.</text:p>
      <text:p text:style-name="Standard">Do you want to continue? [Y/n] y</text:p>
      <text:p text:style-name="Standard">Get:1 http://ca.archive.ubuntu.com/ubuntu bionic-updates/universe amd64 apt-transport-https all 1.6.6 [1,692 B]</text:p>
      <text:p text:style-name="Standard">Fetched 1,692 B in 1s (2,305 B/s) <text:s text:c="14"/></text:p>
      <text:p text:style-name="Standard">Selecting previously unselected package apt-transport-https.</text:p>
      <text:p text:style-name="Standard">(Reading database ... 176380 files and directories currently installed.)</text:p>
      <text:p text:style-name="Standard">Preparing to unpack .../apt-transport-https_1.6.6_all.deb ...</text:p>
      <text:p text:style-name="Standard">Unpacking apt-transport-https (1.6.6) ...</text:p>
      <text:p text:style-name="Standard">Preparing to unpack .../curl_7.58.0-2ubuntu3.5_amd64.deb ...</text:p>
      <text:p text:style-name="Standard">Unpacking curl (7.58.0-2ubuntu3.5) over (7.58.0-2ubuntu3.3) ...</text:p>
      <text:p text:style-name="Standard">Preparing to unpack .../libcurl4_7.58.0-2ubuntu3.5_amd64.deb ...</text:p>
      <text:p text:style-name="Standard">Unpacking libcurl4:amd64 (7.58.0-2ubuntu3.5) over (7.58.0-2ubuntu3.3) ...</text:p>
      <text:p text:style-name="Standard">Setting up apt-transport-https (1.6.6) ...</text:p>
      <text:p text:style-name="Standard">Setting up libcurl4:amd64 (7.58.0-2ubuntu3.5) ...</text:p>
      <text:p text:style-name="Standard">Processing triggers for libc-bin (2.27-3ubuntu1) ...</text:p>
      <text:p text:style-name="Standard">Processing triggers for man-db (2.8.3-2ubuntu0.1) ...</text:p>
      <text:p text:style-name="Standard">Setting up curl (7.58.0-2ubuntu3.5) ...</text:p>
      <text:p text:style-name="Standard">ermao@ermao-ThinkPad-T510:~$ curl -fsSL https://download.docker.com/linux/ubuntu/gpg | sudo apt-key add -</text:p>
      <text:p text:style-name="Standard">OK</text:p>
      <text:p text:style-name="Standard">ermao@ermao-ThinkPad-T510:~$ sudo apt-key fingerprint 0EBFCD88</text:p>
      <text:p text:style-name="Standard">pub <text:s text:c="2"/>rsa4096 2017-02-22 [SCEA]</text:p>
      <text:p text:style-name="Standard"><text:s text:c="6"/>9DC8 5822 9FC7 DD38 854A <text:s/>E2D8 8D81 803C 0EBF CD88</text:p>
      <text:p text:style-name="Standard">uid <text:s text:c="10"/>[ unknown] Docker Release (CE deb) &lt;docker@docker.com&gt;</text:p>
      <text:p text:style-name="Standard">sub <text:s text:c="2"/>rsa4096 2017-02-22 [S]</text:p>
      <text:p text:style-name="Standard"/>
      <text:p text:style-name="Standard">ermao@ermao-ThinkPad-T510:~$ <text:s text:c="7"/>sudo add-apt-repository \</text:p>
      <text:p text:style-name="Standard">&gt; <text:s text:c="10"/>"deb [arch=amd64] https://download.docker.com/linux/ubuntu \</text:p>
      <text:p text:style-name="Standard">&gt; <text:s text:c="10"/>$(lsb_release -cs) \</text:p>
      <text:p text:style-name="Standard">&gt; <text:s text:c="10"/>stable"</text:p>
      <text:p text:style-name="Standard">Ign:1 http://dl.google.com/linux/chrome/deb stable InRelease <text:s text:c="20"/></text:p>
      <text:p text:style-name="Standard"><text:soft-page-break/>Hit:2 http://ca.archive.ubuntu.com/ubuntu bionic InRelease <text:s text:c="22"/></text:p>
      <text:p text:style-name="Standard">Hit:3 http://dl.google.com/linux/chrome/deb stable Release <text:s text:c="22"/></text:p>
      <text:p text:style-name="Standard">Hit:4 http://ppa.launchpad.net/webupd8team/java/ubuntu bionic InRelease <text:s text:c="9"/></text:p>
      <text:p text:style-name="Standard">Hit:5 http://security.ubuntu.com/ubuntu bionic-security InRelease <text:s text:c="15"/></text:p>
      <text:p text:style-name="Standard">Hit:7 http://ca.archive.ubuntu.com/ubuntu bionic-updates InRelease <text:s text:c="14"/></text:p>
      <text:p text:style-name="Standard">Get:8 https://download.docker.com/linux/ubuntu bionic InRelease [64.4 kB] <text:s text:c="7"/></text:p>
      <text:p text:style-name="Standard">Hit:9 http://ca.archive.ubuntu.com/ubuntu bionic-backports InRelease <text:s text:c="6"/></text:p>
      <text:p text:style-name="Standard">Ign:10 https://pkg.jenkins.io/debian-stable binary/ InRelease <text:s text:c="18"/></text:p>
      <text:p text:style-name="Standard">Get:11 https://download.docker.com/linux/ubuntu bionic/stable amd64 Packages [2,414 B]</text:p>
      <text:p text:style-name="Standard">Hit:12 https://pkg.jenkins.io/debian-stable binary/ Release <text:s text:c="21"/></text:p>
      <text:p text:style-name="Standard">Fetched 66.9 kB in 10s (6,993 B/s) <text:s text:c="46"/></text:p>
      <text:p text:style-name="Standard">ermao@ermao-ThinkPad-T510:~$ sudo docker run -d -p 4444:4444 --name selenium-hub selenium/hub</text:p>
      <text:p text:style-name="Standard">sudo: docker: command not found</text:p>
      <text:p text:style-name="Standard">ermao@ermao-ThinkPad-T510:~$ sudo apt-get update</text:p>
      <text:p text:style-name="Standard">Ign:1 http://dl.google.com/linux/chrome/deb stable InRelease <text:s text:c="44"/></text:p>
      <text:p text:style-name="Standard">Hit:2 http://ca.archive.ubuntu.com/ubuntu bionic InRelease <text:s text:c="46"/></text:p>
      <text:p text:style-name="Standard">Hit:3 http://dl.google.com/linux/chrome/deb stable Release <text:s text:c="46"/></text:p>
      <text:p text:style-name="Standard">Hit:4 https://download.docker.com/linux/ubuntu bionic InRelease <text:s text:c="41"/></text:p>
      <text:p text:style-name="Standard">Hit:5 http://ca.archive.ubuntu.com/ubuntu bionic-updates InRelease <text:s text:c="38"/></text:p>
      <text:p text:style-name="Standard">Ign:6 https://pkg.jenkins.io/debian-stable binary/ InRelease <text:s text:c="44"/></text:p>
      <text:p text:style-name="Standard">Hit:8 https://pkg.jenkins.io/debian-stable binary/ Release <text:s text:c="46"/></text:p>
      <text:p text:style-name="Standard">Hit:9 http://ca.archive.ubuntu.com/ubuntu bionic-backports InRelease <text:s text:c="36"/></text:p>
      <text:p text:style-name="Standard">Hit:10 http://ppa.launchpad.net/webupd8team/java/ubuntu bionic InRelease <text:s text:c="32"/></text:p>
      <text:p text:style-name="Standard">Hit:12 http://security.ubuntu.com/ubuntu bionic-security InRelease <text:s text:c="6"/></text:p>
      <text:p text:style-name="Standard">Reading package lists... Done <text:s text:c="21"/></text:p>
      <text:p text:style-name="Standard">ermao@ermao-ThinkPad-T510:~$ sudo apt-get install docker-ce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additional packages will be installed:</text:p>
      <text:p text:style-name="Standard"><text:s text:c="2"/>aufs-tools cgroupfs-mount pigz</text:p>
      <text:p text:style-name="Standard">The following NEW packages will be installed:</text:p>
      <text:p text:style-name="Standard"><text:s text:c="2"/>aufs-tools cgroupfs-mount docker-ce pigz</text:p>
      <text:p text:style-name="Standard">0 upgraded, 4 newly installed, 0 to remove and 29 not upgraded.</text:p>
      <text:p text:style-name="Standard">Need to get 40.4 MB of archives.</text:p>
      <text:p text:style-name="Standard">After this operation, 198 MB of additional disk space will be used.</text:p>
      <text:p text:style-name="Standard">Do you want to continue? [Y/n] y</text:p>
      <text:p text:style-name="Standard">Get:1 https://download.docker.com/linux/ubuntu bionic/stable amd64 docker-ce amd64 18.06.1~ce~3-0~ubuntu [40.2 MB]</text:p>
      <text:p text:style-name="Standard">Get:2 http://ca.archive.ubuntu.com/ubuntu bionic/universe amd64 pigz amd64 2.4-1 [57.4 kB] </text:p>
      <text:p text:style-name="Standard">Get:3 http://ca.archive.ubuntu.com/ubuntu bionic/universe amd64 aufs-tools amd64 1:4.9+20170918-1ubuntu1 [104 kB]</text:p>
      <text:p text:style-name="Standard">Get:4 http://ca.archive.ubuntu.com/ubuntu bionic/universe amd64 cgroupfs-mount all 1.4 [6,320 B] <text:s text:c="8"/></text:p>
      <text:p text:style-name="Standard">Get:1 https://download.docker.com/linux/ubuntu bionic/stable amd64 docker-ce amd64 18.06.1~ce~3-0~ubuntu [40.2 MB]</text:p>
      <text:p text:style-name="Standard">Fetched 28.2 MB in 5min 31s (85.4 kB/s) <text:s text:c="65"/></text:p>
      <text:p text:style-name="Standard">Selecting previously unselected package pigz.</text:p>
      <text:p text:style-name="Standard">(Reading database ... 176384 files and directories currently installed.)</text:p>
      <text:p text:style-name="Standard"><text:soft-page-break/>Preparing to unpack .../archives/pigz_2.4-1_amd64.deb ...</text:p>
      <text:p text:style-name="Standard">Unpacking pigz (2.4-1) ...</text:p>
      <text:p text:style-name="Standard">Selecting previously unselected package aufs-tools.</text:p>
      <text:p text:style-name="Standard">Preparing to unpack .../aufs-tools_1%3a4.9+20170918-1ubuntu1_amd64.deb ...</text:p>
      <text:p text:style-name="Standard">Unpacking aufs-tools (1:4.9+20170918-1ubuntu1) ...</text:p>
      <text:p text:style-name="Standard">Selecting previously unselected package cgroupfs-mount.</text:p>
      <text:p text:style-name="Standard">Preparing to unpack .../cgroupfs-mount_1.4_all.deb ...</text:p>
      <text:p text:style-name="Standard">Unpacking cgroupfs-mount (1.4) ...</text:p>
      <text:p text:style-name="Standard">Selecting previously unselected package docker-ce.</text:p>
      <text:p text:style-name="Standard">Preparing to unpack .../docker-ce_18.06.1~ce~3-0~ubuntu_amd64.deb ...</text:p>
      <text:p text:style-name="Standard">Unpacking docker-ce (18.06.1~ce~3-0~ubuntu) ...</text:p>
      <text:p text:style-name="Standard">Setting up aufs-tools (1:4.9+20170918-1ubuntu1) ...</text:p>
      <text:p text:style-name="Standard">Setting up docker-ce (18.06.1~ce~3-0~ubuntu) ...</text:p>
      <text:p text:style-name="Standard">Created symlink /etc/systemd/system/multi-user.target.wants/docker.service → /lib/systemd/system/docker.service.</text:p>
      <text:p text:style-name="Standard">Created symlink /etc/systemd/system/sockets.target.wants/docker.socket → /lib/systemd/system/docker.socket.</text:p>
      <text:p text:style-name="Standard">Processing triggers for ureadahead (0.100.0-20) ...</text:p>
      <text:p text:style-name="Standard">ureadahead will be reprofiled on next reboot</text:p>
      <text:p text:style-name="Standard">Setting up cgroupfs-mount (1.4) ...</text:p>
      <text:p text:style-name="Standard">Processing triggers for libc-bin (2.27-3ubuntu1) ...</text:p>
      <text:p text:style-name="Standard">Processing triggers for systemd (237-3ubuntu10.3) ...</text:p>
      <text:p text:style-name="Standard">Processing triggers for man-db (2.8.3-2ubuntu0.1) ...</text:p>
      <text:p text:style-name="Standard">Setting up pigz (2.4-1) ...</text:p>
      <text:p text:style-name="Standard">Processing triggers for ureadahead (0.100.0-20) ...</text:p>
      <text:p text:style-name="Standard">ermao@ermao-ThinkPad-T510:~$ apt-cache madison docker-ce</text:p>
      <text:p text:style-name="Standard"><text:s/>docker-ce | 18.06.1~ce~3-0~ubuntu | https://download.docker.com/linux/ubuntu bionic/stable amd64 Packages</text:p>
      <text:p text:style-name="Standard"><text:s/>docker-ce | 18.06.0~ce~3-0~ubuntu | https://download.docker.com/linux/ubuntu bionic/stable amd64 Packages</text:p>
      <text:p text:style-name="Standard"><text:s/>docker-ce | 18.03.1~ce~3-0~ubuntu | https://download.docker.com/linux/ubuntu bionic/stable amd64 Packages</text:p>
      <text:p text:style-name="Standard">ermao@ermao-ThinkPad-T510:~$ sudo apt-get install docker-ce=&lt;18.06.1~ce~3-0~ubuntu&gt;</text:p>
      <text:p text:style-name="Standard">bash: syntax error near unexpected token `newline'</text:p>
      <text:p text:style-name="Standard">ermao@ermao-ThinkPad-T510:~$ sudo apt-get install docker-ce=&lt;18.06.1~ce~3-0~ubuntu&gt;</text:p>
      <text:p text:style-name="Standard">bash: syntax error near unexpected token `newline'</text:p>
      <text:p text:style-name="Standard">ermao@ermao-ThinkPad-T510:~$ sudo apt-get install docker-ce=18.06.1~ce~3-0~ubuntu</text:p>
      <text:p text:style-name="Standard">[sudo] password for ermao: </text:p>
      <text:p text:style-name="Standard">Sorry, try again.</text:p>
      <text:p text:style-name="Standard">[sudo] password for ermao: 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docker-ce is already the newest version (18.06.1~ce~3-0~ubuntu).</text:p>
      <text:p text:style-name="Standard">0 upgraded, 0 newly installed, 0 to remove and 29 not upgraded.</text:p>
      <text:p text:style-name="Standard">ermao@ermao-ThinkPad-T510:~$ sudo docker run hello-world</text:p>
      <text:p text:style-name="Standard">Unable to find image 'hello-world:latest' locally</text:p>
      <text:p text:style-name="Standard">latest: Pulling from library/hello-world</text:p>
      <text:p text:style-name="Standard">d1725b59e92d: Pull complete </text:p>
      <text:p text:style-name="Standard"><text:soft-page-break/>Digest: sha256:0add3ace90ecb4adbf7777e9aacf18357296e799f81cabc9fde470971e499788</text:p>
      <text:p text:style-name="Standard">Status: Downloaded newer image for hello-world:latest</text:p>
      <text:p text:style-name="Standard"/>
      <text:p text:style-name="Standard">Hello from Docker!</text:p>
      <text:p text:style-name="Standard">This message shows that your installation appears to be working correctly.</text:p>
      <text:p text:style-name="Standard"/>
      <text:p text:style-name="Standard">To generate this message, Docker took the following steps:</text:p>
      <text:p text:style-name="Standard"><text:s/>1. The Docker client contacted the Docker daemon.</text:p>
      <text:p text:style-name="Standard"><text:s/>2. The Docker daemon pulled the "hello-world" image from the Docker Hub.</text:p>
      <text:p text:style-name="Standard"><text:s text:c="4"/>(amd64)</text:p>
      <text:p text:style-name="Standard"><text:s/>3. The Docker daemon created a new container from that image which runs the</text:p>
      <text:p text:style-name="Standard"><text:s text:c="4"/>executable that produces the output you are currently reading.</text:p>
      <text:p text:style-name="Standard"><text:s/>4. The Docker daemon streamed that output to the Docker client, which sent it</text:p>
      <text:p text:style-name="Standard"><text:s text:c="4"/>to your terminal.</text:p>
      <text:p text:style-name="Standard"/>
      <text:p text:style-name="Standard">To try something more ambitious, you can run an Ubuntu container with:</text:p>
      <text:p text:style-name="Standard"><text:s/>$ docker run -it ubuntu bash</text:p>
      <text:p text:style-name="Standard"/>
      <text:p text:style-name="Standard">Share images, automate workflows, and more with a free Docker ID:</text:p>
      <text:p text:style-name="Standard"><text:s/>https://hub.docker.com/</text:p>
      <text:p text:style-name="Standard"/>
      <text:p text:style-name="Standard">For more examples and ideas, visit:</text:p>
      <text:p text:style-name="Standard"><text:s/>https://docs.docker.com/get-started/</text:p>
      <text:p text:style-name="Standard"/>
      <text:p text:style-name="Standard">ermao@ermao-ThinkPad-T510:~$ sudo docker run -d -p 4444:4444 --name selenium-hub selenium/hub</text:p>
      <text:p text:style-name="Standard">Unable to find image 'selenium/hub:latest' locally</text:p>
      <text:p text:style-name="Standard">latest: Pulling from selenium/hub</text:p>
      <text:p text:style-name="Standard">18d680d61657: Pull complete </text:p>
      <text:p text:style-name="Standard">0addb6fece63: Pull complete </text:p>
      <text:p text:style-name="Standard">78e58219b215: Pull complete </text:p>
      <text:p text:style-name="Standard">eb6959a66df2: Pull complete </text:p>
      <text:p text:style-name="Standard">f81eb8f33dd7: Pull complete </text:p>
      <text:p text:style-name="Standard">0db0c3aef5ed: Pull complete </text:p>
      <text:p text:style-name="Standard">956cc35674a3: Pull complete </text:p>
      <text:p text:style-name="Standard">8f06d7de8e79: Pull complete </text:p>
      <text:p text:style-name="Standard">ff4ef0987943: Pull complete </text:p>
      <text:p text:style-name="Standard">497ae96e252b: Pull complete </text:p>
      <text:p text:style-name="Standard">f0575dd5a9f9: Pull complete </text:p>
      <text:p text:style-name="Standard">5589e00cac87: Pull complete </text:p>
      <text:p text:style-name="Standard">745a29a8c5de: Pull complete </text:p>
      <text:p text:style-name="Standard">ece4310077aa: Pull complete </text:p>
      <text:p text:style-name="Standard">d856b41ebcd1: Pull complete </text:p>
      <text:p text:style-name="Standard">e0cb9064983b: Pull complete </text:p>
      <text:p text:style-name="Standard">Digest: sha256:8cebebfbdd6a49a262d5d7253021cfab19229655e770723a87cffb2a49cd6e60</text:p>
      <text:p text:style-name="Standard">Status: Downloaded newer image for selenium/hub:latest</text:p>
      <text:p text:style-name="Standard">5b2c8d35127340dc4ba3db5e39b1ad3088d15e3d730c7f8a054e3575834933c7</text:p>
      <text:p text:style-name="Standard">ermao@ermao-ThinkPad-T510:~$ sudo docker run -d --link selenium-hub:hub selenium/node-chrome</text:p>
      <text:p text:style-name="Standard">Unable to find image 'selenium/node-chrome:latest' locally</text:p>
      <text:p text:style-name="Standard"><text:soft-page-break/>latest: Pulling from selenium/node-chrome</text:p>
      <text:p text:style-name="Standard">18d680d61657: Already exists </text:p>
      <text:p text:style-name="Standard">0addb6fece63: Already exists </text:p>
      <text:p text:style-name="Standard">78e58219b215: Already exists </text:p>
      <text:p text:style-name="Standard">eb6959a66df2: Already exists </text:p>
      <text:p text:style-name="Standard">f81eb8f33dd7: Already exists </text:p>
      <text:p text:style-name="Standard">0db0c3aef5ed: Already exists </text:p>
      <text:p text:style-name="Standard">956cc35674a3: Already exists </text:p>
      <text:p text:style-name="Standard">8f06d7de8e79: Already exists </text:p>
      <text:p text:style-name="Standard">ff4ef0987943: Already exists </text:p>
      <text:p text:style-name="Standard">497ae96e252b: Already exists </text:p>
      <text:p text:style-name="Standard">f0575dd5a9f9: Already exists </text:p>
      <text:p text:style-name="Standard">5589e00cac87: Already exists </text:p>
      <text:p text:style-name="Standard">745a29a8c5de: Already exists </text:p>
      <text:p text:style-name="Standard">75ffd7604bd6: Pull complete </text:p>
      <text:p text:style-name="Standard">3ac9a977c9b4: Pull complete </text:p>
      <text:p text:style-name="Standard">3313e71a9e00: Pull complete </text:p>
      <text:p text:style-name="Standard">2ff178eeb5bc: Pull complete </text:p>
      <text:p text:style-name="Standard">0d16bf8e6e17: Pull complete </text:p>
      <text:p text:style-name="Standard">91279c9d40b8: Pull complete </text:p>
      <text:p text:style-name="Standard">fb51dddbd7e6: Pull complete </text:p>
      <text:p text:style-name="Standard">ad45e081d6bc: Pull complete </text:p>
      <text:p text:style-name="Standard">cf4bb5b8efc0: Pull complete </text:p>
      <text:p text:style-name="Standard">d44c747e9294: Pull complete </text:p>
      <text:p text:style-name="Standard">4f1dd103af3d: Pull complete </text:p>
      <text:p text:style-name="Standard">3fb22b083722: Pull complete </text:p>
      <text:p text:style-name="Standard">Digest: sha256:6dc097413e4f7e5b8baf656145d66168025e9c697c0b0ac5e3d3f89f75fdc131</text:p>
      <text:p text:style-name="Standard">Status: Downloaded newer image for selenium/node-chrome:latest</text:p>
      <text:p text:style-name="Standard">c60692825b577a405fa043b36130548ef4005d1fd1b70f0d7765c753b4c75f12</text:p>
      <text:p text:style-name="Standard">ermao@ermao-ThinkPad-T510:~$ sudo docker run -d --link selenium-hub:hub selenium/node-firefox</text:p>
      <text:p text:style-name="Standard">Unable to find image 'selenium/node-firefox:latest' locally</text:p>
      <text:p text:style-name="Standard">latest: Pulling from selenium/node-firefox</text:p>
      <text:p text:style-name="Standard">18d680d61657: Already exists </text:p>
      <text:p text:style-name="Standard">0addb6fece63: Already exists </text:p>
      <text:p text:style-name="Standard">78e58219b215: Already exists </text:p>
      <text:p text:style-name="Standard">eb6959a66df2: Already exists </text:p>
      <text:p text:style-name="Standard">f81eb8f33dd7: Already exists </text:p>
      <text:p text:style-name="Standard">0db0c3aef5ed: Already exists </text:p>
      <text:p text:style-name="Standard">956cc35674a3: Already exists </text:p>
      <text:p text:style-name="Standard">8f06d7de8e79: Already exists </text:p>
      <text:p text:style-name="Standard">ff4ef0987943: Already exists </text:p>
      <text:p text:style-name="Standard">497ae96e252b: Already exists </text:p>
      <text:p text:style-name="Standard">f0575dd5a9f9: Already exists </text:p>
      <text:p text:style-name="Standard">5589e00cac87: Already exists </text:p>
      <text:p text:style-name="Standard">745a29a8c5de: Already exists </text:p>
      <text:p text:style-name="Standard">75ffd7604bd6: Already exists </text:p>
      <text:p text:style-name="Standard">3ac9a977c9b4: Already exists </text:p>
      <text:p text:style-name="Standard">3313e71a9e00: Already exists </text:p>
      <text:p text:style-name="Standard">2ff178eeb5bc: Already exists </text:p>
      <text:p text:style-name="Standard"><text:soft-page-break/>0d16bf8e6e17: Already exists </text:p>
      <text:p text:style-name="Standard">91279c9d40b8: Already exists </text:p>
      <text:p text:style-name="Standard">f46454d808e9: Pull complete </text:p>
      <text:p text:style-name="Standard">377e94b61ebb: Pull complete </text:p>
      <text:p text:style-name="Standard">8dcfd6c8e2c2: Pull complete </text:p>
      <text:p text:style-name="Standard">b0054a39e6dd: Pull complete </text:p>
      <text:p text:style-name="Standard">ca5880d8c74b: Pull complete </text:p>
      <text:p text:style-name="Standard">Digest: sha256:dc956704ba7a1e9e055aa04d06b9d0509f59bf7cb55c353349bca7ce8c7213a2</text:p>
      <text:p text:style-name="Standard">Status: Downloaded newer image for selenium/node-firefox:latest</text:p>
      <text:p text:style-name="Standard">fd0f4e70d40690d8cab144e66feac7ccbfb7f9782fe80eb1a5b1391b89c4817a</text:p>
      <text:p text:style-name="Standard">ermao@ermao-ThinkPad-T510:~$ sudo docker run -d --link selenium-hub:hub selenium/node-chrome</text:p>
      <text:p text:style-name="Standard">[sudo] password for ermao: </text:p>
      <text:p text:style-name="Standard">8e7ee5d7ad698f520212717f5be0c9ad5c49a2056f36e85d1f710a60fc2421fc</text:p>
      <text:p text:style-name="Standard">ermao@ermao-ThinkPad-T510:~$ sudo docker stop $(sudo docker ps -a -q)</text:p>
      <text:p text:style-name="Standard">[sudo] password for ermao: </text:p>
      <text:p text:style-name="Standard">Sorry, try again.</text:p>
      <text:p text:style-name="Standard">[sudo] password for ermao: </text:p>
      <text:p text:style-name="Standard">8e7ee5d7ad69</text:p>
      <text:p text:style-name="Standard">fd0f4e70d406</text:p>
      <text:p text:style-name="Standard">c60692825b57</text:p>
      <text:p text:style-name="Standard">5b2c8d351273</text:p>
      <text:p text:style-name="Standard">1758573bf136</text:p>
      <text:p text:style-name="Standard">ermao@ermao-ThinkPad-T510:~$ sudo docker rm $(sudo docker ps -a -q)</text:p>
      <text:p text:style-name="Standard">8e7ee5d7ad69</text:p>
      <text:p text:style-name="Standard">fd0f4e70d406</text:p>
      <text:p text:style-name="Standard">c60692825b57</text:p>
      <text:p text:style-name="Standard">5b2c8d351273</text:p>
      <text:p text:style-name="Standard">1758573bf136</text:p>
      <text:p text:style-name="Standard">ermao@ermao-ThinkPad-T510:~$ sudo curl -L "https://github.com/docker/compose/releases/download/1.22.0/docker-compose-$(uname -s)-$(uname -m)" -o /usr/local/bin/docker-compose</text:p>
      <text:p text:style-name="Standard">[sudo] password for ermao: </text:p>
      <text:p text:style-name="Standard"><text:s text:c="2"/>% Total <text:s text:c="3"/>% Received % Xferd <text:s/>Average Speed <text:s text:c="2"/>Time <text:s text:c="3"/>Time <text:s text:c="4"/>Time <text:s/>Current</text:p>
      <text:p text:style-name="Standard"><text:s text:c="33"/>Dload <text:s/>Upload <text:s text:c="2"/>Total <text:s text:c="2"/>Spent <text:s text:c="3"/>Left <text:s/>Speed</text:p>
      <text:p text:style-name="Standard">100 <text:s text:c="2"/>617 <text:s text:c="3"/>0 <text:s text:c="2"/>617 <text:s text:c="3"/>0 <text:s text:c="4"/>0 <text:s text:c="2"/>1483 <text:s text:c="5"/>0 --:--:-- --:--:-- --:--:-- <text:s/>1486</text:p>
      <text:p text:style-name="Standard">100 11.2M <text:s/>100 11.2M <text:s text:c="3"/>0 <text:s text:c="4"/>0 <text:s text:c="2"/>249k <text:s text:c="5"/>0 <text:s/>0:00:46 <text:s/>0:00:46 --:--:-- <text:s/>261k</text:p>
      <text:p text:style-name="Standard">ermao@ermao-ThinkPad-T510:~$ sudo chmod +x /usr/local/bin/docker-compose</text:p>
      <text:p text:style-name="Standard">ermao@ermao-ThinkPad-T510:~$ sudo curl -L https://raw.githubusercontent.com/docker/compose/1.22.0/contrib/completion/bash/docker-compose -o /etc/bash_completion.d/docker-compose</text:p>
      <text:p text:style-name="Standard"><text:s text:c="2"/>% Total <text:s text:c="3"/>% Received % Xferd <text:s/>Average Speed <text:s text:c="2"/>Time <text:s text:c="3"/>Time <text:s text:c="4"/>Time <text:s/>Current</text:p>
      <text:p text:style-name="Standard"><text:s text:c="33"/>Dload <text:s/>Upload <text:s text:c="2"/>Total <text:s text:c="2"/>Spent <text:s text:c="3"/>Left <text:s/>Speed</text:p>
      <text:p text:style-name="Standard">100 13034 <text:s/>100 13034 <text:s text:c="3"/>0 <text:s text:c="4"/>0 <text:s/>23612 <text:s text:c="5"/>0 --:--:-- --:--:-- --:--:-- 23569</text:p>
      <text:p text:style-name="Standard">ermao@ermao-ThinkPad-T510:~$ docker-compose --version</text:p>
      <text:p text:style-name="Standard">docker-compose version 1.22.0, build f46880fe</text:p>
      <text:p text:style-name="Standard">ermao@ermao-ThinkPad-T510:~$ curl -L https://github.com/docker/compose/releases/download/1.23.1/docker-compose-`uname -s`-`uname -m` -o /usr/local/bin/docker-compose</text:p>
      <text:p text:style-name="Standard"><text:s text:c="2"/>% Total <text:s text:c="3"/>% Received % Xferd <text:s/>Average Speed <text:s text:c="2"/>Time <text:s text:c="3"/>Time <text:s text:c="4"/>Time <text:s/>Current</text:p>
      <text:p text:style-name="Standard"><text:soft-page-break/><text:s text:c="33"/>Dload <text:s/>Upload <text:s text:c="2"/>Total <text:s text:c="2"/>Spent <text:s text:c="3"/>Left <text:s/>Speed</text:p>
      <text:p text:style-name="Standard">100 <text:s text:c="2"/>617 <text:s text:c="3"/>0 <text:s text:c="2"/>617 <text:s text:c="3"/>0 <text:s text:c="4"/>0 <text:s text:c="2"/>1290 <text:s text:c="5"/>0 --:--:-- --:--:-- --:--:-- <text:s/>1288</text:p>
      <text:p text:style-name="Standard">Warning: Failed to create the file /usr/local/bin/docker-compose: Permission </text:p>
      <text:p text:style-name="Standard">Warning: denied</text:p>
      <text:p text:style-name="Standard"><text:s text:c="2"/>0 11.1M <text:s text:c="3"/>0 16360 <text:s text:c="3"/>0 <text:s text:c="4"/>0 <text:s/>13554 <text:s text:c="5"/>0 <text:s/>0:14:25 <text:s/>0:00:01 <text:s/>0:14:24 13554</text:p>
      <text:p text:style-name="Standard">curl: (23) Failed writing body (0 != 16360)</text:p>
      <text:p text:style-name="Standard">ermao@ermao-ThinkPad-T510:~$ chmod +x /usr/local/bin/docker-compose</text:p>
      <text:p text:style-name="Standard">chmod: changing permissions of '/usr/local/bin/docker-compose': Operation not permitted</text:p>
      <text:p text:style-name="Standard">ermao@ermao-ThinkPad-T510:~$ </text:p>
      <text:p text:style-name="Standard">ermao@ermao-ThinkPad-T510:~$ See the install docs for more install options and instructions.</text:p>
      <text:p text:style-name="Standard"/>
      <text:p text:style-name="Standard">Command 'See' not found, did you mean:</text:p>
      <text:p text:style-name="Standard"/>
      <text:p text:style-name="Standard"><text:s text:c="2"/>command 'pee' from deb moreutils</text:p>
      <text:p text:style-name="Standard"><text:s text:c="2"/>command 'ree' from deb ree</text:p>
      <text:p text:style-name="Standard"><text:s text:c="2"/>command 'tee' from deb coreutils</text:p>
      <text:p text:style-name="Standard"><text:s text:c="2"/>command 'see' from deb mime-support</text:p>
      <text:p text:style-name="Standard"/>
      <text:p text:style-name="Standard">Try: sudo apt install &lt;deb name&gt;</text:p>
      <text:p text:style-name="Standard"/>
      <text:p text:style-name="Standard">ermao@ermao-ThinkPad-T510:~$ Compose file format compatibility matrix</text:p>
      <text:p text:style-name="Standard"/>
      <text:p text:style-name="Standard">Command 'Compose' not found, did you mean:</text:p>
      <text:p text:style-name="Standard"/>
      <text:p text:style-name="Standard"><text:s text:c="2"/>command 'compose' from deb mime-support</text:p>
      <text:p text:style-name="Standard"/>
      <text:p text:style-name="Standard">Try: sudo apt install &lt;deb name&gt;</text:p>
      <text:p text:style-name="Standard"/>
      <text:p text:style-name="Standard">ermao@ermao-ThinkPad-T510:~$ Compose file format Docker Engine</text:p>
      <text:p text:style-name="Standard"/>
      <text:p text:style-name="Standard">Command 'Compose' not found, did you mean:</text:p>
      <text:p text:style-name="Standard"/>
      <text:p text:style-name="Standard"><text:s text:c="2"/>command 'compose' from deb mime-support</text:p>
      <text:p text:style-name="Standard"/>
      <text:p text:style-name="Standard">Try: sudo apt install &lt;deb name&gt;</text:p>
      <text:p text:style-name="Standard"/>
      <text:p text:style-name="Standard">ermao@ermao-ThinkPad-T510:~$ 1 1.9.0+</text:p>
      <text:p text:style-name="Standard">1: command not found</text:p>
      <text:p text:style-name="Standard">ermao@ermao-ThinkPad-T510:~$ 2.0 1.10.0+</text:p>
      <text:p text:style-name="Standard">2.0: command not found</text:p>
      <text:p text:style-name="Standard">ermao@ermao-ThinkPad-T510:~$ 2.1 1.12.0+</text:p>
      <text:p text:style-name="Standard">2.1: command not found</text:p>
      <text:p text:style-name="Standard">ermao@ermao-ThinkPad-T510:~$ 2.2, 3.0, 3.1, 3.2 1.13.0+</text:p>
      <text:p text:style-name="Standard">2.2,: command not found</text:p>
      <text:p text:style-name="Standard">ermao@ermao-ThinkPad-T510:~$ 2.3, 3.3, 3.4, 3.5 17.06.0+</text:p>
      <text:p text:style-name="Standard">2.3,: command not found</text:p>
      <text:p text:style-name="Standard">ermao@ermao-ThinkPad-T510:~$ 2.4 17.12.0+</text:p>
      <text:p text:style-name="Standard">2.4: command not found</text:p>
      <text:p text:style-name="Standard">ermao@ermao-ThinkPad-T510:~$ 3.6 18.02.0+</text:p>
      <text:p text:style-name="Standard"><text:soft-page-break/>3.6: command not found</text:p>
      <text:p text:style-name="Standard">ermao@ermao-ThinkPad-T510:~$ 3.7 18.06.0+</text:p>
      <text:p text:style-name="Standard">3.7: command not found</text:p>
      <text:p text:style-name="Standard">ermao@ermao-ThinkPad-T510:~$ Changes</text:p>
      <text:p text:style-name="Standard">Changes: command not found</text:p>
      <text:p text:style-name="Standard">ermao@ermao-ThinkPad-T510:~$ Bugfixes</text:p>
      <text:p text:style-name="Standard">Bugfixes: command not found</text:p>
      <text:p text:style-name="Standard">ermao@ermao-ThinkPad-T510:~$ </text:p>
      <text:p text:style-name="Standard">ermao@ermao-ThinkPad-T510:~$ <text:s text:c="4"/>Fixed a bug where working with containers created with a previous (&lt; 1.23.0)</text:p>
      <text:p text:style-name="Standard">bash: syntax error near unexpected token `('</text:p>
      <text:p text:style-name="Standard">ermao@ermao-ThinkPad-T510:~$ <text:s text:c="4"/>version of Compose would cause unexpected crashes</text:p>
      <text:p text:style-name="Standard">version: command not found</text:p>
      <text:p text:style-name="Standard">ermao@ermao-ThinkPad-T510:~$ </text:p>
      <text:p text:style-name="Standard">ermao@ermao-ThinkPad-T510:~$ <text:s text:c="4"/>Fixed an issue where the behavior of the --project-directory flag would</text:p>
      <text:p text:style-name="Standard">Fixed: command not found</text:p>
      <text:p text:style-name="Standard">ermao@ermao-ThinkPad-T510:~$ <text:s text:c="4"/>vary depending on which subcommand was being used.</text:p>
      <text:p text:style-name="Standard"/>
      <text:p text:style-name="Standard">Command 'vary' not found, did you mean:</text:p>
      <text:p text:style-name="Standard"/>
      <text:p text:style-name="Standard"><text:s text:c="2"/>command 'vasy' from deb alliance</text:p>
      <text:p text:style-name="Standard"/>
      <text:p text:style-name="Standard">Try: sudo apt install &lt;deb name&gt;</text:p>
      <text:p text:style-name="Standard"/>
      <text:p text:style-name="Standard">ermao@ermao-ThinkPad-T510:~$ </text:p>
      <text:p text:style-name="Standard">ermao@ermao-ThinkPad-T510:~$ Thanks to @shin- for contributing to this release!</text:p>
      <text:p text:style-name="Standard">Thanks: command not found</text:p>
      <text:p text:style-name="Standard">ermao@ermao-ThinkPad-T510:~$ Integrity check</text:p>
      <text:p text:style-name="Standard">Integrity: command not found</text:p>
      <text:p text:style-name="Standard">ermao@ermao-ThinkPad-T510:~$ Binary name SHA-256 sum</text:p>
      <text:p text:style-name="Standard">Binary: command not found</text:p>
      <text:p text:style-name="Standard">ermao@ermao-ThinkPad-T510:~$ docker-compose-Darwin-x86_64 34da0d5878ebe264e335097297ee2039ee284b05e6e4191baaa8710fca935fd3</text:p>
      <text:p text:style-name="Standard">docker-compose-Darwin-x86_64: command not found</text:p>
      <text:p text:style-name="Standard">ermao@ermao-ThinkPad-T510:~$ docker-compose-Linux-x86_64 c176543737b8aea762022245f0f4d58781d3cb1b072bc14f3f8e5bb96f90f1a2</text:p>
      <text:p text:style-name="Standard">docker-compose-Linux-x86_64: command not found</text:p>
      <text:p text:style-name="Standard">ermao@ermao-ThinkPad-T510:~$ docker-compose-Windows-x86_64.exe 55ad51bf61b6e9997eb56a3e8255ac4df6d9ccfcfccc7855b4680f5d752b9255</text:p>
      <text:p text:style-name="Standard">docker-compose-Windows-x86_64.exe: command not found</text:p>
      <text:p text:style-name="Standard">ermao@ermao-ThinkPad-T510:~$ </text:p>
      <text:p text:style-name="Standard">ermao@ermao-ThinkPad-T510:~$ docker-compose --version</text:p>
      <text:p text:style-name="Standard">docker-compose version 1.22.0, build f46880fe</text:p>
      <text:p text:style-name="Standard">ermao@ermao-ThinkPad-T510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09:13:28.558598864</meta:creation-date>
    <dc:date>2018-11-02T09:21:21.505922202</dc:date>
    <meta:editing-duration>PT1M22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9" meta:paragraph-count="381" meta:word-count="1996" meta:character-count="20657" meta:non-whitespace-character-count="17495"/>
  </office:meta>
</office:document-meta>
</file>